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0000" fo:font-size="14pt" officeooo:paragraph-rsid="00100270" style:font-size-asian="14pt" style:font-size-complex="14pt"/>
    </style:style>
    <style:style style:name="P2" style:family="paragraph" style:parent-style-name="Standard">
      <style:paragraph-properties fo:line-height="150%"/>
      <style:text-properties fo:color="#000000" fo:font-size="14pt" officeooo:paragraph-rsid="00100270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4pt" fo:font-weight="normal" officeooo:paragraph-rsid="0010027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100270" style:font-size-asian="14pt" style:font-style-asian="normal" style:font-weight-asian="normal" style:font-name-complex="Times New Roman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erif" fo:font-size="14pt" officeooo:paragraph-rsid="00100270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officeooo:paragraph-rsid="00100270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100270"/>
    </style:style>
    <style:style style:name="P8" style:family="paragraph" style:parent-style-name="Standard">
      <style:paragraph-properties fo:margin-left="7.504cm" fo:margin-right="0cm" fo:line-height="150%" fo:text-indent="0cm" style:auto-text-indent="false"/>
      <style:text-properties fo:color="#000000" fo:font-size="14pt" officeooo:paragraph-rsid="00100270" style:font-size-asian="14pt" style:font-size-complex="14pt"/>
    </style:style>
    <style:style style:name="P9" style:family="paragraph" style:parent-style-name="Standard">
      <style:paragraph-properties fo:margin-left="7.504cm" fo:margin-right="0cm" fo:line-height="150%" fo:text-indent="0cm" style:auto-text-indent="false"/>
      <style:text-properties fo:color="#000000" fo:font-size="14pt" officeooo:rsid="0033f8f5" officeooo:paragraph-rsid="00100270" style:font-size-asian="14pt" style:font-size-complex="14pt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auto"/>
      <style:text-properties fo:font-variant="normal" fo:text-transform="none" fo:color="#000000" style:font-name="Liberation Serif" fo:font-size="14pt" fo:letter-spacing="normal" fo:font-style="normal" fo:font-weight="normal" officeooo:paragraph-rsid="00100270" style:font-size-asian="14pt" style:font-style-asian="normal" style:font-weight-asian="normal" style:font-name-complex="Times New Roman" style:font-size-complex="14pt" style:font-weight-complex="normal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33f8f5" style:font-size-asian="14pt" style:font-size-complex="14pt"/>
    </style:style>
    <style:style style:name="T3" style:family="text">
      <style:text-properties officeooo:rsid="001723ee"/>
    </style:style>
    <style:style style:name="T4" style:family="text">
      <style:text-properties officeooo:rsid="0033f8f5"/>
    </style:style>
    <style:style style:name="T5" style:family="text">
      <style:text-properties officeooo:rsid="0018cf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Федеральное агентство связи </text:p>
      <text:p text:style-name="P4">Федеральное государственное бюджетное образовательное учреждение высшего образования <text:s/>«Сибирский государственный университет телекоммуникаций и информатики»</text:p>
      <text:p text:style-name="P5"/>
      <text:p text:style-name="P6"/>
      <text:p text:style-name="P6"/>
      <text:p text:style-name="P6"/>
      <text:p text:style-name="P1">Факультет: Информатики и вычислительной техники</text:p>
      <text:p text:style-name="P7"><text:span text:style-name="T1">Кафедра </text:span><text:span text:style-name="T2">прикладной математики и кибернетики</text:span></text:p>
      <text:p text:style-name="P1">Дисциплина: <text:span text:style-name="T3">Вычислительная математика</text:span></text:p>
      <text:p text:style-name="P6"/>
      <text:p text:style-name="P3"><text:span text:style-name="T4">Контрольная работа</text:span> № *</text:p>
      <text:p text:style-name="P1">«****»</text:p>
      <text:p text:style-name="P6"/>
      <text:p text:style-name="P2"/>
      <text:p text:style-name="P2"/>
      <text:p text:style-name="P2"/>
      <text:p text:style-name="P8">Выполнил<text:span text:style-name="T4">а</text:span> студент<text:span text:style-name="T4">ка</text:span> группы ИА-831: </text:p>
      <text:p text:style-name="P8">*****</text:p>
      <text:p text:style-name="P8">Проверил <text:span text:style-name="T5">ассистент кафедры ПМиК</text:span>: </text:p>
      <text:p text:style-name="P9">Петухова Яна Владимировна</text:p>
      <text:p text:style-name="P2"/>
      <text:p text:style-name="P2"/>
      <text:p text:style-name="P2"/>
      <text:p text:style-name="P2"/>
      <text:p text:style-name="P2"/>
      <text:p text:style-name="P1">Новосибирск</text:p>
      <text:p text:style-name="P1">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23:52:56.167277673</meta:creation-date>
    <dc:date>2020-03-29T23:54:08.516434696</dc:date>
    <meta:editing-duration>PT1M13S</meta:editing-duration>
    <meta:editing-cycles>1</meta:editing-cycles>
    <meta:document-statistic meta:table-count="0" meta:image-count="0" meta:object-count="0" meta:page-count="1" meta:paragraph-count="13" meta:word-count="48" meta:character-count="452" meta:non-whitespace-character-count="413"/>
    <meta:generator>LibreOffice/6.0.7.3$Linux_X86_64 LibreOffice_project/00m0$Build-3</meta:generator>
  </office:meta>
</office:document-meta>
</file>